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size-complex="12pt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style:font-size-complex="12pt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text-properties style:font-name="Arial1" fo:font-size="14pt" fo:font-weight="bold" style:font-size-asian="14pt" style:font-weight-asian="bold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2pt" fo:font-weight="bold" style:font-size-asian="22pt" style:font-weight-asian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V </text:p>
      <text:p text:style-name="Standard"><text:span text:style-name="T1">Robert Forsgren </text:span>920217-1519</text:p>
      <text:p text:style-name="Standard">Lagmansgatan 3, 392 35 Kalmar</text:p>
      <text:p text:style-name="Standard">Phone: 0762 631 799</text:p>
      <text:p text:style-name="Standard">Email: robertforsgren@hotmail.com</text:p>
      <text:p text:style-name="Standard"/>
      <text:p text:style-name="P7"/>
      <text:p text:style-name="P7">Education</text:p>
      <text:p text:style-name="Standard"/>
      <text:p text:style-name="P2">Development of Digital Services, 180hp, Linnaeus University<text:tab/><text:tab/>2012-2015</text:p>
      <text:p text:style-name="P5">Bachelor</text:p>
      <text:p text:style-name="P1"/>
      <text:p text:style-name="P1">TumbaGymnasium, Tumba<text:tab/><text:tab/><text:tab/><text:tab/><text:tab/><text:tab/><text:tab/>2008-2011</text:p>
      <text:p text:style-name="Standard">The Social Science program with the direction: sports and leadership.</text:p>
      <text:p text:style-name="P1"/>
      <text:p text:style-name="Standard"/>
      <text:p text:style-name="P3">Work Experience</text:p>
      <text:p text:style-name="P3"/>
      <text:p text:style-name="P10">Junior Java Developer <text:tab/><text:tab/><text:tab/><text:tab/><text:tab/><text:tab/><text:tab/>2016 <text:s/>-</text:p>
      <text:p text:style-name="P8">Fulletime, through Experis, <text:s/></text:p>
      <text:p text:style-name="P3"/>
      <text:p text:style-name="P2">Workshop, Fläkt Woods<text:tab/><text:tab/><text:tab/><text:tab/><text:tab/><text:tab/> <text:s text:c="11"/>2013-2015</text:p>
      <text:p text:style-name="P5">Summerjob</text:p>
      <text:p text:style-name="P5"/>
      <text:p text:style-name="P2">Attraction host, Ölands Animal and Funpark<text:tab/><text:tab/><text:tab/><text:tab/>2013</text:p>
      <text:p text:style-name="P5"><text:bookmark text:name="_GoBack"/>Summerjob</text:p>
      <text:p text:style-name="P5"/>
      <text:p text:style-name="P2">Workshop <text:tab/><text:tab/><text:tab/><text:tab/><text:tab/><text:tab/><text:tab/><text:tab/> <text:s text:c="10"/>2012</text:p>
      <text:p text:style-name="P5">Fulltime 6 months</text:p>
      <text:p text:style-name="P3"/>
      <text:p text:style-name="P2">Seller/Shop assisant, Hobbex<text:tab/><text:tab/><text:tab/><text:tab/><text:tab/><text:tab/>2011</text:p>
      <text:p text:style-name="P2"/>
      <text:p text:style-name="P1">Nursing assisant, Ljungbackens retirement home<text:tab/><text:tab/><text:tab/>2011</text:p>
      <text:p text:style-name="Standard">Summerjob (nightshift)</text:p>
      <text:p text:style-name="P1"/>
      <text:p text:style-name="P3">Internship through school</text:p>
      <text:p text:style-name="P3"/>
      <text:p text:style-name="P2">PE techer grade: 1-6, Kassmyraskolan, Botkyrka<text:tab/><text:tab/><text:tab/>2010</text:p>
      <text:p text:style-name="P2"/>
      <text:p text:style-name="P1">Preschool teacher, Skrindans förskola, Södertälje<text:tab/><text:tab/><text:tab/>2008</text:p>
      <text:p text:style-name="P1"/>
      <text:p text:style-name="P1">Shop assisant, Coop Forum<text:tab/><text:tab/><text:tab/><text:tab/><text:tab/><text:tab/><text:tab/>2007</text:p>
      <text:p text:style-name="P6"/>
      <text:p text:style-name="P6"/>
      <text:p text:style-name="P4">Language <text:s text:c="83"/>Drivers License</text:p>
      <text:p text:style-name="Standard">Swedish, Fluent. <text:s text:c="90"/>I have B-Drivers License, <text:s text:c="22"/></text:p>
      <text:p text:style-name="Standard">English, good written and spoken.<text:tab/><text:tab/><text:tab/><text:tab/><text:tab/> <text:s text:c="5"/><text:tab/>and a car.</text:p>
      <text:p text:style-name="P1"/>
      <text:p text:style-name="P4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sv" fo:country="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punctuation-wrap="hanging" style:writing-mode="lr-tb"/>
      <style:text-properties style:use-window-font-color="true" fo:font-size="12pt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Fˆrteckning" style:family="paragraph" style:parent-style-name="Standard" style:default-outline-level="" style:list-style-name="">
      <style:paragraph-properties text:number-lines="false" text:line-number="0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</meta:initial-creator>
    <meta:editing-cycles>14</meta:editing-cycles>
    <meta:print-date>1900-12-31T23:00:00</meta:print-date>
    <meta:creation-date>2015-02-04T20:18:00</meta:creation-date>
    <dc:date>2016-03-28T23:32:22.19</dc:date>
    <meta:editing-duration>PT5H44M4S</meta:editing-duration>
    <meta:generator>OpenOffice/4.1.2$Win32 OpenOffice.org_project/412m3$Build-9782</meta:generator>
    <meta:document-statistic meta:table-count="0" meta:image-count="0" meta:object-count="0" meta:page-count="2" meta:paragraph-count="29" meta:word-count="116" meta:character-count="11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